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9.95cm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1cm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13pt" style:font-size-asian="13pt" style:font-size-complex="13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8.7cm" svg:height="21.581cm" svg:x="1.177cm" svg:y="1.722cm">
          <draw:text-box>
            <text:p>&lt;mmlFs:FlowSheetModule&gt;</text:p>
            <text:p><text:s/>&lt;mmlFs:context&gt;</text:p>
            <text:p>….....</text:p>
            <text:p><text:s/>&lt;/mmlFs:context&gt;</text:p>
            <text:p><text:s/>&lt;mmlVs:VitalSignModule&gt;</text:p>
            <text:p><text:s text:c="3"/>…..</text:p>
            <text:p><text:s/>&lt;/mmlVs:VitalSignModule&gt;</text:p>
            <text:p><text:s/>&lt;mmlVs:VitalSignModule&gt;</text:p>
            <text:p><text:s text:c="3"/>…..</text:p>
            <text:p><text:s/>&lt;/mmlVs:VitalSignModule&gt;</text:p>
            <text:p><text:s/>&lt;mmlFs:intake&gt;</text:p>
            <text:p>….</text:p>
            <text:p><text:s/>&lt;/mmlFs:intake&gt;</text:p>
            <text:p><text:s/>&lt;mmlFs:intake&gt;</text:p>
            <text:p>….</text:p>
            <text:p><text:s/>&lt;/mmlFs:intake&gt;</text:p>
            <text:p>….</text:p>
            <text:p><text:s/>&lt;mmlFs:intake&gt;</text:p>
            <text:p>….</text:p>
            <text:p><text:s/>&lt;/mmlFs:intake&gt;</text:p>
            <text:p><text:s/>&lt;mmlFs:bodilyOutput&gt;</text:p>
            <text:p>….</text:p>
            <text:p><text:s/>&lt;/mmlFs:bodilyOutput&gt;</text:p>
            <text:p><text:s/>&lt;mmlFs:bodilyOutput&gt;</text:p>
            <text:p>….</text:p>
            <text:p><text:s/>&lt;/mmlFs:bodilyOutput&gt;</text:p>
            <text:p><text:s/>&lt;mmlFs:fsMemo&gt;</text:p>
            <text:p>….</text:p>
            <text:p><text:s/>&lt;/mmlFs:fsMemo&gt;</text:p>
            <text:p>&lt;/mmlFs:FlowSheetModule&gt;</text:p>
          </draw:text-box>
        </draw:frame>
        <draw:custom-shape draw:style-name="gr2" draw:text-style-name="P1" draw:layer="layout" svg:width="0.4cm" svg:height="2cm" svg:x="9.577cm" svg:y="4.7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0.4cm" svg:height="2cm" svg:x="9.577cm" svg:y="7.0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layer="layout" svg:width="3.66cm" svg:height="0.933cm" svg:x="10.177cm" svg:y="5.189cm">
          <draw:text-box>
            <text:p>午前の検温</text:p>
          </draw:text-box>
        </draw:frame>
        <draw:frame draw:style-name="gr3" draw:layer="layout" svg:width="3.66cm" svg:height="0.933cm" svg:x="10.177cm" svg:y="7.489cm">
          <draw:text-box>
            <text:p>午後の検温</text:p>
          </draw:text-box>
        </draw:frame>
        <draw:custom-shape draw:style-name="gr2" draw:text-style-name="P1" draw:layer="layout" svg:width="0.5cm" svg:height="21.478cm" svg:x="13.777cm" svg:y="1.922cm">
          <text:p/>
          <draw:enhanced-geometry svg:viewBox="0 0 21600 21600" draw:glue-points="0 0 0 21600 21600 10800" draw:text-areas="0 ?f9 7800 ?f10" draw:type="right-brace" draw:modifiers="1800 10851.682022712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0.3cm" svg:height="1.5cm" svg:x="7.977cm" svg:y="2.8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2" draw:layer="layout" svg:width="4.5cm" svg:height="2.088cm" svg:x="8.6cm" svg:y="2.574cm">
          <draw:text-box>
            <text:p text:style-name="P2">記録ID,日付</text:p>
            <text:p text:style-name="P2">施設情報</text:p>
            <text:p text:style-name="P2">患者情報</text:p>
          </draw:text-box>
        </draw:frame>
        <draw:custom-shape draw:style-name="gr2" draw:text-style-name="P1" draw:layer="layout" svg:width="0.3cm" svg:height="1.8cm" svg:x="6.39cm" svg:y="9.122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3" draw:layer="layout" svg:width="6.403cm" svg:height="1.013cm" svg:x="6.731cm" svg:y="9.522cm">
          <draw:text-box>
            <text:p text:style-name="P3"><text:span text:style-name="T1">朝食（主）の摂取</text:span><text:span text:style-name="T2">状況</text:span></text:p>
          </draw:text-box>
        </draw:frame>
        <draw:custom-shape draw:style-name="gr2" draw:text-style-name="P1" draw:layer="layout" svg:width="0.3cm" svg:height="1.7cm" svg:x="6.377cm" svg:y="14.3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3" draw:layer="layout" svg:width="6.403cm" svg:height="1.013cm" svg:x="6.691cm" svg:y="14.585cm">
          <draw:text-box>
            <text:p text:style-name="P3"><text:span text:style-name="T1">夕食（副）の摂取</text:span><text:span text:style-name="T2">状況</text:span></text:p>
          </draw:text-box>
        </draw:frame>
        <draw:custom-shape draw:style-name="gr2" draw:text-style-name="P1" draw:layer="layout" svg:width="0.3cm" svg:height="1.8cm" svg:x="6.377cm" svg:y="11.222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layer="layout" svg:width="6.323cm" svg:height="0.933cm" svg:x="7.077cm" svg:y="11.889cm">
          <draw:text-box>
            <text:p>（摂食状況：繰り返し）</text:p>
          </draw:text-box>
        </draw:frame>
        <draw:custom-shape draw:style-name="gr2" draw:text-style-name="P1" draw:layer="layout" svg:width="0.3cm" svg:height="1.7cm" svg:x="8.283cm" svg:y="16.34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3" draw:layer="layout" svg:width="4.515cm" svg:height="1.013cm" svg:x="8.597cm" svg:y="16.608cm">
          <draw:text-box>
            <text:p text:style-name="P3"><text:span text:style-name="T1">排泄（尿）</text:span><text:span text:style-name="T2">状況</text:span></text:p>
          </draw:text-box>
        </draw:frame>
        <draw:custom-shape draw:style-name="gr2" draw:text-style-name="P1" draw:layer="layout" svg:width="0.3cm" svg:height="1.7cm" svg:x="8.271cm" svg:y="18.3cm">
          <text:p/>
          <draw:enhanced-geometry svg:viewBox="0 0 21600 21600" draw:glue-points="0 0 0 21600 21600 10800" draw:text-areas="0 ?f9 7800 ?f10" draw:type="right-brace" draw:modifiers="342.857142857143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3" draw:layer="layout" svg:width="4.515cm" svg:height="1.013cm" svg:x="8.585cm" svg:y="18.563cm">
          <draw:text-box>
            <text:p text:style-name="P3"><text:span text:style-name="T1">排泄（便）</text:span><text:span text:style-name="T2">状況</text:span></text:p>
          </draw:text-box>
        </draw:frame>
        <draw:custom-shape draw:style-name="gr2" draw:text-style-name="P1" draw:layer="layout" svg:width="0.3cm" svg:height="1.7cm" svg:x="7cm" svg:y="20.6cm">
          <text:p/>
          <draw:enhanced-geometry svg:viewBox="0 0 21600 21600" draw:glue-points="0 0 0 21600 21600 10800" draw:text-areas="0 ?f9 7800 ?f10" draw:type="right-brace" draw:modifiers="342.857142857143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3" draw:layer="layout" svg:width="5.011cm" svg:height="0.742cm" svg:x="7.314cm" svg:y="20.863cm">
          <draw:text-box>
            <text:p text:style-name="P3">コメント・メモ・付帯情報</text:p>
          </draw:text-box>
        </draw:frame>
        <draw:frame draw:style-name="gr5" draw:layer="layout" svg:width="4.1cm" svg:height="1.2cm" svg:x="14.7cm" svg:y="12.2cm">
          <draw:text-box>
            <text:p>体温表情報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IPA P明朝'" style:font-family-generic="roman" style:font-pitch="variable" fo:font-size="24pt" fo:language="en" fo:country="US" style:font-family-asian="'IPA Pゴシック'" style:font-family-generic-asian="system" style:font-pitch-asian="variable" style:font-size-asian="24pt" style:language-asian="ja" style:country-asian="JP" style:font-family-complex="'IPA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IPA Pゴシック'" style:font-family-generic-asian="system" style:font-pitch-asian="variable" style:font-size-asian="18pt" style:font-style-asian="normal" style:font-weight-asian="normal" style:font-family-complex="'IPA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IPA Pゴシック'" style:font-family-generic-asian="system" style:font-pitch-asian="variable" style:font-size-asian="18pt" style:font-family-complex="'IPA Pゴシック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8T17:40:31</meta:creation-date>
    <dc:date>2013-11-08T18:26:46</dc:date>
    <meta:editing-duration>PT15M54S</meta:editing-duration>
    <meta:editing-cycles>2</meta:editing-cycles>
    <meta:generator>LibreOffice/4.0.6.2$FreeBSD_X86_64 LibreOffice_project/400m0$Build-2</meta:generator>
    <meta:document-statistic meta:object-count="21"/>
  </office:meta>
</office:document-meta>
</file>